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0FAEDD45E6003560ED4.png" manifest:media-type="image/png"/>
  <manifest:file-entry manifest:full-path="Pictures/10000000000000E1000000E157AE0E7480BDCF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Palace Script MT" svg:font-family="'Palace Script MT'"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officeooo:rsid="001f6597" officeooo:paragraph-rsid="00215cf6" style:font-size-asian="16pt" style:font-size-complex="16pt"/>
    </style:style>
    <style:style style:name="P2" style:family="paragraph" style:parent-style-name="Standard">
      <style:paragraph-properties fo:text-align="start" style:justify-single-word="false"/>
      <style:text-properties style:font-name="Palatino Linotype" fo:font-size="11pt" officeooo:rsid="001f6597" officeooo:paragraph-rsid="00215cf6" style:font-size-asian="11pt" style:font-size-complex="11pt"/>
    </style:style>
    <style:style style:name="P3" style:family="paragraph" style:parent-style-name="Standard">
      <style:text-properties style:font-name="Palatino Linotype" fo:font-size="11pt" officeooo:rsid="001f6597" officeooo:paragraph-rsid="001f6597" style:font-size-asian="11pt" style:font-size-complex="11pt"/>
    </style:style>
    <style:style style:name="P4" style:family="paragraph" style:parent-style-name="Standard">
      <style:paragraph-properties fo:text-align="start" style:justify-single-word="false"/>
      <style:text-properties style:font-name="Palatino Linotype" fo:font-size="11pt" officeooo:rsid="001f6597" officeooo:paragraph-rsid="00215cf6" fo:background-color="transparent" style:font-size-asian="11pt" style:font-size-complex="11pt"/>
    </style:style>
    <style:style style:name="P5" style:family="paragraph" style:parent-style-name="Standard">
      <style:paragraph-properties fo:text-align="center" style:justify-single-word="false"/>
      <style:text-properties style:font-name="Palatino Linotype" fo:font-size="16pt" officeooo:rsid="001f6597" officeooo:paragraph-rsid="001f6597" style:font-size-asian="16pt" style:font-size-complex="16pt"/>
    </style:style>
    <style:style style:name="P6" style:family="paragraph" style:parent-style-name="Table_20_Contents">
      <style:text-properties style:font-name="Palatino Linotype" fo:font-size="11pt" style:font-size-asian="11pt" style:font-size-complex="11pt"/>
    </style:style>
    <style:style style:name="P7" style:family="paragraph" style:parent-style-name="Table_20_Contents">
      <style:text-properties style:font-name="Palatino Linotype" fo:font-size="11pt" officeooo:rsid="001f6597" officeooo:paragraph-rsid="001f6597" style:font-size-asian="11pt" style:font-size-complex="11pt"/>
    </style:style>
    <style:style style:name="P8" style:family="paragraph" style:parent-style-name="Table_20_Contents">
      <style:text-properties style:font-name="Palatino Linotype" fo:font-size="11pt" officeooo:rsid="00215cf6" officeooo:paragraph-rsid="00215cf6" style:font-size-asian="11pt" style:font-size-complex="11pt"/>
    </style:style>
    <style:style style:name="P9" style:family="paragraph" style:parent-style-name="Table_20_Contents">
      <style:text-properties style:font-name="Palatino Linotype" fo:font-size="11pt" officeooo:paragraph-rsid="00215cf6" style:font-size-asian="11pt" style:font-size-complex="11pt"/>
    </style:style>
    <style:style style:name="P10" style:family="paragraph" style:parent-style-name="Table_20_Contents">
      <style:text-properties style:font-name="Palatino Linotype" fo:font-size="11pt" officeooo:rsid="00224265" officeooo:paragraph-rsid="00224265" style:font-size-asian="11pt" style:font-size-complex="11pt"/>
    </style:style>
    <style:style style:name="T1" style:family="text">
      <style:text-properties officeooo:rsid="001f6597"/>
    </style:style>
    <style:style style:name="T2" style:family="text">
      <style:text-properties officeooo:rsid="00215cf6"/>
    </style:style>
    <style:style style:name="T3" style:family="text">
      <style:text-properties fo:font-weight="bold" style:font-weight-asian="bold" style:font-weight-complex="bold"/>
    </style:style>
    <style:style style:name="T4" style:family="text">
      <style:text-properties fo:font-weight="bold" officeooo:rsid="001f6597" style:font-weight-asian="bold" style:font-weight-complex="bold"/>
    </style:style>
    <style:style style:name="T5" style:family="text">
      <style:text-properties fo:font-weight="bold" officeooo:rsid="00224265" style:font-weight-asian="bold" style:font-weight-complex="bold"/>
    </style:style>
    <style:style style:name="T6" style:family="text">
      <style:text-properties style:font-name="Palatino Linotype" fo:font-size="11pt" style:font-size-asian="11pt" style:font-size-complex="11pt"/>
    </style:style>
    <style:style style:name="T7" style:family="text">
      <style:text-properties style:font-name="Palatino Linotype" fo:font-size="11pt" officeooo:rsid="00215cf6" style:font-size-asian="11pt" style:font-size-complex="11pt"/>
    </style:style>
    <style:style style:name="T8" style:family="text">
      <style:text-properties officeooo:rsid="0022426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as-char" svg:width="0.4cm" svg:height="0.4cm" draw:z-index="6"><draw:image xlink:href="Pictures/10000201000000FA000000FAEDD45E6003560ED4.png" xlink:type="simple" xlink:show="embed" xlink:actuate="onLoad"/></draw:frame>Lexique / <draw:frame draw:style-name="fr1" draw:name="Image2" text:anchor-type="as-char" svg:width="0.4cm" svg:height="0.4cm" draw:z-index="7"><draw:image xlink:href="Pictures/10000000000000E1000000E157AE0E7480BDCF4C.png" xlink:type="simple" xlink:show="embed" xlink:actuate="onLoad"/></draw:frame>Glossary PyOSV</text:p>
      <text:p text:style-name="Standard"/>
      <text:p text:style-name="Standard"/>
      <text:p text:style-name="P1"><draw:frame draw:style-name="fr1" draw:name="Image19" text:anchor-type="as-char" svg:width="0.4cm" svg:height="0.4cm" draw:z-index="19"><draw:image xlink:href="Pictures/10000201000000FA000000FAEDD45E6003560ED4.png" xlink:type="simple" xlink:show="embed" xlink:actuate="onLoad"/></draw:frame><text:span text:style-name="T6">L</text:span><text:span text:style-name="T7">es définitions sont à comprendre dans le contexte du projet PyOSV</text:span></text:p>
      <text:p text:style-name="P2"><draw:frame draw:style-name="fr1" draw:name="Image20" text:anchor-type="as-char" svg:width="0.4cm" svg:height="0.4cm" draw:z-index="18"><draw:image xlink:href="Pictures/10000000000000E1000000E157AE0E7480BDCF4C.png" xlink:type="simple" xlink:show="embed" xlink:actuate="onLoad"/></draw:frame><text:span text:style-name="T2">The meaning of each word is linked to the PyOSV project context</text:span></text:p>
      <text:p text:style-name="Standard"/>
      <text:p text:style-name="Standard"/>
      <table:table table:name="Tableau2" table:style-name="Tableau2">
        <table:table-column table:style-name="Tableau2.A" table:number-columns-repeated="2"/>
        <table:table-row>
          <table:table-cell table:style-name="Tableau2.A1" office:value-type="string">
            <text:p text:style-name="P4"><draw:frame draw:style-name="fr1" draw:name="Image7" text:anchor-type="as-char" svg:width="0.4cm" svg:height="0.4cm" draw:z-index="14"><draw:image xlink:href="Pictures/10000201000000FA000000FAEDD45E6003560ED4.png" xlink:type="simple" xlink:show="embed" xlink:actuate="onLoad"/></draw:frame><text:span text:style-name="T2">Mot</text:span> / <draw:frame draw:style-name="fr1" draw:name="Image8" text:anchor-type="as-char" svg:width="0.4cm" svg:height="0.4cm" draw:z-index="15"><draw:image xlink:href="Pictures/10000000000000E1000000E157AE0E7480BDCF4C.png" xlink:type="simple" xlink:show="embed" xlink:actuate="onLoad"/></draw:frame><text:span text:style-name="T2">Word</text:span></text:p>
          </table:table-cell>
          <table:table-cell table:style-name="Tableau2.B1" office:value-type="string">
            <text:p text:style-name="P4"><draw:frame draw:style-name="fr1" draw:name="Image17" text:anchor-type="as-char" svg:width="0.4cm" svg:height="0.4cm" draw:z-index="16"><draw:image xlink:href="Pictures/10000201000000FA000000FAEDD45E6003560ED4.png" xlink:type="simple" xlink:show="embed" xlink:actuate="onLoad"/></draw:frame><text:span text:style-name="T2">Définition</text:span> / <draw:frame draw:style-name="fr1" draw:name="Image18" text:anchor-type="as-char" svg:width="0.4cm" svg:height="0.4cm" draw:z-index="17"><draw:image xlink:href="Pictures/10000000000000E1000000E157AE0E7480BDCF4C.png" xlink:type="simple" xlink:show="embed" xlink:actuate="onLoad"/></draw:frame><text:span text:style-name="T2">Meaning</text:span></text:p>
          </table:table-cell>
        </table:table-row>
        <table:table-row>
          <table:table-cell table:style-name="Tableau2.A3" office:value-type="string">
            <text:p text:style-name="P3"><draw:frame draw:style-name="fr1" draw:name="Image9" text:anchor-type="as-char" svg:width="0.4cm" svg:height="0.4cm" draw:z-index="0"><draw:image xlink:href="Pictures/10000201000000FA000000FAEDD45E6003560ED4.png" xlink:type="simple" xlink:show="embed" xlink:actuate="onLoad"/></draw:frame>Fabricant / <text:span text:style-name="T2">Constructeur</text:span></text:p>
            <text:p text:style-name="P7"><draw:frame draw:style-name="fr1" draw:name="Image10" text:anchor-type="as-char" svg:width="0.4cm" svg:height="0.4cm" draw:z-index="1"><draw:image xlink:href="Pictures/10000000000000E1000000E157AE0E7480BDCF4C.png" xlink:type="simple" xlink:show="embed" xlink:actuate="onLoad"/></draw:frame>Builder / Maker</text:p>
          </table:table-cell>
          <table:table-cell table:style-name="Tableau2.B3" office:value-type="string">
            <text:p text:style-name="P6"><draw:frame draw:style-name="fr1" draw:name="Image11" text:anchor-type="as-char" svg:width="0.4cm" svg:height="0.4cm" draw:z-index="2"><draw:image xlink:href="Pictures/10000201000000FA000000FAEDD45E6003560ED4.png" xlink:type="simple" xlink:show="embed" xlink:actuate="onLoad"/></draw:frame> <text:span text:style-name="T1">Un </text:span><text:span text:style-name="T4">fabricant</text:span><text:span text:style-name="T1"> est celui qui utilise les informations fournies par PyOSV afin de réaliser physiquement l'objet décrit. Il/elle a les compétences et les ressources nécessaires pour construire. Le </text:span><text:span text:style-name="T4">fabricant</text:span><text:span text:style-name="T1"> n'a pas nécessairement de compétences de développeur informatique.</text:span></text:p>
            <text:p text:style-name="P6"><draw:frame draw:style-name="fr1" draw:name="Image3" text:anchor-type="as-char" svg:width="0.4cm" svg:height="0.4cm" draw:z-index="8"><draw:image xlink:href="Pictures/10000000000000E1000000E157AE0E7480BDCF4C.png" xlink:type="simple" xlink:show="embed" xlink:actuate="onLoad"/></draw:frame> <text:span text:style-name="T8">A </text:span><text:span text:style-name="T5">builder</text:span><text:span text:style-name="T8"> uses the info provided by PyOSV to build a real object. He/she has the skills and resources to build. Software development skills are not required.</text:span></text:p>
            <text:p text:style-name="P6"/>
          </table:table-cell>
        </table:table-row>
        <table:table-row>
          <table:table-cell table:style-name="Tableau2.A3" office:value-type="string">
            <text:p text:style-name="P7"><draw:frame draw:style-name="fr1" draw:name="Image12" text:anchor-type="as-char" svg:width="0.4cm" svg:height="0.4cm" draw:z-index="3"><draw:image xlink:href="Pictures/10000201000000FA000000FAEDD45E6003560ED4.png" xlink:type="simple" xlink:show="embed" xlink:actuate="onLoad"/></draw:frame>Concepteur</text:p>
            <text:p text:style-name="P7"><draw:frame draw:style-name="fr1" draw:name="Image13" text:anchor-type="as-char" svg:width="0.4cm" svg:height="0.4cm" draw:z-index="4"><draw:image xlink:href="Pictures/10000000000000E1000000E157AE0E7480BDCF4C.png" xlink:type="simple" xlink:show="embed" xlink:actuate="onLoad"/></draw:frame>Designer</text:p>
          </table:table-cell>
          <table:table-cell table:style-name="Tableau2.B3" office:value-type="string">
            <text:p text:style-name="P6"><draw:frame draw:style-name="fr1" draw:name="Image14" text:anchor-type="as-char" svg:width="0.4cm" svg:height="0.4cm" draw:z-index="5"><draw:image xlink:href="Pictures/10000201000000FA000000FAEDD45E6003560ED4.png" xlink:type="simple" xlink:show="embed" xlink:actuate="onLoad"/></draw:frame> <text:span text:style-name="T1">Un </text:span><text:span text:style-name="T4">concepteur</text:span><text:span text:style-name="T1"> conçoit des objets complexes à l'aide de PyOSV. Il connait donc les bases de Python, sans forcément être un expert. Le concepteur peut créer un objet 'from scratch' ou modifier un projet existant et partager ses modifications via un commit ou une pull request.</text:span></text:p>
            <text:p text:style-name="P8">La contribution aux librairies de pièces est également faite par un <text:span text:style-name="T3">concepteur</text:span></text:p>
            <text:p text:style-name="P9"><draw:frame draw:style-name="fr1" draw:name="Image4" text:anchor-type="as-char" svg:width="0.4cm" svg:height="0.4cm" draw:z-index="9"><draw:image xlink:href="Pictures/10000000000000E1000000E157AE0E7480BDCF4C.png" xlink:type="simple" xlink:show="embed" xlink:actuate="onLoad"/></draw:frame><text:span text:style-name="T8">A </text:span><text:span text:style-name="T5">designer</text:span><text:span text:style-name="T8"> imagines and designs complex objects using the PyOSV platform. His/her Python skills are moderate or good but expertise is unnecessary. The </text:span><text:span text:style-name="T5">designer</text:span><text:span text:style-name="T8"> may create an object from scratch or modify an existing project and share this via git commit or pull request mechanisms.</text:span></text:p>
            <text:p text:style-name="P10">Contributing to standard parts libraries is also a <text:span text:style-name="T3">designer</text:span> action.</text:p>
            <text:p text:style-name="P6"/>
          </table:table-cell>
        </table:table-row>
        <table:table-row>
          <table:table-cell table:style-name="Tableau2.A4" office:value-type="string">
            <text:p text:style-name="P3"><draw:frame draw:style-name="fr1" draw:name="Image15" text:anchor-type="as-char" svg:width="0.4cm" svg:height="0.4cm" draw:z-index="12"><draw:image xlink:href="Pictures/10000201000000FA000000FAEDD45E6003560ED4.png" xlink:type="simple" xlink:show="embed" xlink:actuate="onLoad"/></draw:frame>Développeur</text:p>
            <text:p text:style-name="P7"><draw:frame draw:style-name="fr1" draw:name="Image16" text:anchor-type="as-char" svg:width="0.4cm" svg:height="0.4cm" draw:z-index="13"><draw:image xlink:href="Pictures/10000000000000E1000000E157AE0E7480BDCF4C.png" xlink:type="simple" xlink:show="embed" xlink:actuate="onLoad"/></draw:frame>Developper / Dev</text:p>
          </table:table-cell>
          <table:table-cell table:style-name="Tableau2.B4" office:value-type="string">
            <text:p text:style-name="P6"><draw:frame draw:style-name="fr1" draw:name="Image5" text:anchor-type="as-char" svg:width="0.4cm" svg:height="0.4cm" draw:z-index="10"><draw:image xlink:href="Pictures/10000201000000FA000000FAEDD45E6003560ED4.png" xlink:type="simple" xlink:show="embed" xlink:actuate="onLoad"/></draw:frame> <text:span text:style-name="T1">Un </text:span><text:span text:style-name="T4">développeur</text:span><text:span text:style-name="T1"> est celui qui modifie le code des librairies du projet PyOSV ou participe à la documentation du projet ou à la mise en place de l'infrastructure nécessaire (serveurs ...)</text:span></text:p>
            <text:p text:style-name="P9"><draw:frame draw:style-name="fr1" draw:name="Image6" text:anchor-type="as-char" svg:width="0.4cm" svg:height="0.4cm" draw:z-index="11"><draw:image xlink:href="Pictures/10000000000000E1000000E157AE0E7480BDCF4C.png" xlink:type="simple" xlink:show="embed" xlink:actuate="onLoad"/></draw:frame><text:span text:style-name="T8">A </text:span><text:span text:style-name="T5">developper</text:span><text:span text:style-name="T8"> modifies PyOSV core libraries code or contributes to the documentation effort or helps create and maitain the infrastructure (servers ...)</text:span></text:p>
            <text:p text:style-name="P6"/>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Palace Script MT" svg:font-family="'Palace Script MT'"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2S</meta:editing-duration>
    <meta:editing-cycles>6</meta:editing-cycles>
    <meta:generator>LibreOffice/5.2.7.2$Windows_x86 LibreOffice_project/2b7f1e640c46ceb28adf43ee075a6e8b8439ed10</meta:generator>
    <dc:date>2018-03-22T13:35:07.822000000</dc:date>
    <meta:document-statistic meta:table-count="1" meta:image-count="20" meta:object-count="0" meta:page-count="2" meta:paragraph-count="19" meta:word-count="275" meta:character-count="1733" meta:non-whitespace-character-count="1473"/>
    <meta:user-defined meta:name="Info 1"/>
    <meta:user-defined meta:name="Info 2"/>
    <meta:user-defined meta:name="Info 3"/>
    <meta:user-defined meta:name="Info 4"/>
  </office:meta>
</office:document-meta>
</file>